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8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office:value-type="string">
            <text:p>concate</text:p>
          </table:table-cell>
          <table:table-cell table:style-name="ce29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6_12-35-46_000.jpg</text:p>
          </table:table-cell>
          <table:table-cell table:style-name="ce14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22 E-139-34-50.04</text:p>
          </table:table-cell>
          <table:table-cell table:style-name="ce31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6_17-09-42_000.jpg</text:p>
          </table:table-cell>
          <table:table-cell table:style-name="ce17" office:value-type="string">
            <text:p>:m 1-2*3 RES / 245 / 『古典場から量子場への道』　高橋康 / p.125</text:p>
          </table:table-cell>
          <table:table-cell table:style-name="ce3"/>
          <table:table-cell table:style-name="ce3"/>
          <table:table-cell table:style-name="ce3" office:value-type="string">
            <text:p>N-35-35-28.55 E-139-34-49.43</text:p>
          </table:table-cell>
          <table:table-cell table:style-name="ce31" table:formula="of:=IF([.E3]=&quot;&quot;;[.C3];CONCATENATE([.C3];&quot; / &quot;;[.E3]))" office:value-type="string" office:string-value=":m 1-2*3 RES / 245 / 『古典場から量子場への道』　高橋康 / p.125">
            <text:p>:m 1-2*3 RES / 245 / 『古典場から量子場への道』　高橋康 / p.125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6_17-10-02_000.jpg</text:p>
          </table:table-cell>
          <table:table-cell table:style-name="ce17" office:value-type="string">
            <text:p>:m 3*3 RES / 245 / 『古典場から量子場への道』　高橋康 / p.125</text:p>
          </table:table-cell>
          <table:table-cell table:style-name="ce30"/>
          <table:table-cell table:style-name="ce3"/>
          <table:table-cell table:style-name="ce3" office:value-type="string">
            <text:p>N-35-35-28.59 E-139-34-49.32</text:p>
          </table:table-cell>
          <table:table-cell table:style-name="ce31" table:formula="of:=IF([.E4]=&quot;&quot;;[.C4];CONCATENATE([.C4];&quot; / &quot;;[.E4]))" office:value-type="string" office:string-value=":m 3*3 RES / 245 / 『古典場から量子場への道』　高橋康 / p.125">
            <text:p>:m 3*3 RES / 245 / 『古典場から量子場への道』　高橋康 / p.125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6_19-07-28_000.jpg</text:p>
          </table:table-cell>
          <table:table-cell table:style-name="ce17" office:value-type="string">
            <text:p>:m music / log / gt / || s.1:f-102,r,patt-3(1):m-1,score~,ch.A;D,t.55,R=~ || s.2:f-102,r,patt-3(1):m-2,score+,ch.A;D,t.~,R=~ || s.3:et-6,patt,patt-30(2)-1.n,t.100,score+,R=~</text:p>
          </table:table-cell>
          <table:table-cell table:style-name="ce22"/>
          <table:table-cell table:style-name="ce3"/>
          <table:table-cell table:style-name="ce3" office:value-type="string">
            <text:p>N-35-35-28.97 E-139-34-49.54</text:p>
          </table:table-cell>
          <table:table-cell table:style-name="ce31" table:formula="of:=IF([.E5]=&quot;&quot;;[.C5];CONCATENATE([.C5];&quot; / &quot;;[.E5]))" office:value-type="string" office:string-value=":m music / log / gt / || s.1:f-102,r,patt-3(1):m-1,score~,ch.A;D,t.55,R=~ || s.2:f-102,r,patt-3(1):m-2,score+,ch.A;D,t.~,R=~ || s.3:et-6,patt,patt-30(2)-1.n,t.100,score+,R=~">
            <text:p>:m music / log / gt / || s.1:f-102,r,patt-3(1):m-1,score~,ch.A;D,t.55,R=~ || s.2:f-102,r,patt-3(1):m-2,score+,ch.A;D,t.~,R=~ || s.3:et-6,patt,patt-30(2)-1.n,t.100,score+,R=~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6_19-10-03_000.jpg</text:p>
          </table:table-cell>
          <table:table-cell table:style-name="ce17" office:value-type="string">
            <text:p>:m music / log / gt / memos-eigen / et-6 (flamenco) / p.3 || s.3:patt-10(1),t.70,(2),(3)</text:p>
          </table:table-cell>
          <table:table-cell table:style-name="ce22"/>
          <table:table-cell table:style-name="ce3"/>
          <table:table-cell table:style-name="ce3" office:value-type="string">
            <text:p>N-35-35-28.29 E-139-34-49.6</text:p>
          </table:table-cell>
          <table:table-cell table:style-name="ce31" table:formula="of:=IF([.E6]=&quot;&quot;;[.C6];CONCATENATE([.C6];&quot; / &quot;;[.E6]))" office:value-type="string" office:string-value=":m music / log / gt / memos-eigen / et-6 (flamenco) / p.3 || s.3:patt-10(1),t.70,(2),(3)">
            <text:p>:m music / log / gt / memos-eigen / et-6 (flamenco) / p.3 || s.3:patt-10(1),t.70,(2),(3)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6_19-10-13_000.jpg</text:p>
          </table:table-cell>
          <table:table-cell table:style-name="ce17" office:value-type="string">
            <text:p>:m music / log / gt / memos-eigen / et-6 (flamenco) / p.4 || s.1:patt-10(4),(5) || s.2:patt-11(1),t.90,(2) || s.3:patt-12,t.110</text:p>
          </table:table-cell>
          <table:table-cell table:style-name="ce14"/>
          <table:table-cell table:style-name="ce3"/>
          <table:table-cell table:style-name="ce3" office:value-type="string">
            <text:p>N-35-35-28.45 E-139-34-49.49</text:p>
          </table:table-cell>
          <table:table-cell table:style-name="ce31" table:formula="of:=IF([.E7]=&quot;&quot;;[.C7];CONCATENATE([.C7];&quot; / &quot;;[.E7]))" office:value-type="string" office:string-value=":m music / log / gt / memos-eigen / et-6 (flamenco) / p.4 || s.1:patt-10(4),(5) || s.2:patt-11(1),t.90,(2) || s.3:patt-12,t.110">
            <text:p>:m music / log / gt / memos-eigen / et-6 (flamenco) / p.4 || s.1:patt-10(4),(5) || s.2:patt-11(1),t.90,(2) || s.3:patt-12,t.110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6_20-47-34_000.jpg</text:p>
          </table:table-cell>
          <table:table-cell table:style-name="ce17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71 E-139-34-49.27</text:p>
          </table:table-cell>
          <table:table-cell table:style-name="ce31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6_21-50-52_000.jpg</text:p>
          </table:table-cell>
          <table:table-cell table:style-name="ce17" office:value-type="string">
            <text:p>:m 東和 PHOTO / 200124f / 津田山駅 / 下作延六丁目計画 / １名 / 国際電工（末松組） / 日誌</text:p>
          </table:table-cell>
          <table:table-cell table:style-name="ce15"/>
          <table:table-cell table:style-name="ce3"/>
          <table:table-cell table:style-name="ce3" office:value-type="string">
            <text:p>N-35-35-28.5 E-139-34-49.27</text:p>
          </table:table-cell>
          <table:table-cell table:style-name="ce31" table:formula="of:=IF([.E9]=&quot;&quot;;[.C9];CONCATENATE([.C9];&quot; / &quot;;[.E9]))" office:value-type="string" office:string-value=":m 東和 PHOTO / 200124f / 津田山駅 / 下作延六丁目計画 / １名 / 国際電工（末松組） / 日誌">
            <text:p>:m 東和 PHOTO / 200124f / 津田山駅 / 下作延六丁目計画 / １名 / 国際電工（末松組） / 日誌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7_02-15-07_000.jpg</text:p>
          </table:table-cell>
          <table:table-cell table:style-name="ce16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85 E-139-34-49.54</text:p>
          </table:table-cell>
          <table:table-cell table:style-name="ce31" table:formula="of:=IF([.E10]=&quot;&quot;;[.C10];CONCATENATE([.C10];&quot; / &quot;;[.E10]))" office:value-type="string" office:string-value=":m :PHOTO 寝た時刻 / 2019">
            <text:p>:m :PHOTO 寝た時刻 / 2019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7_02-16-49_000.pn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/>
          <table:table-cell table:style-name="ce31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 office:value-type="string">
            <text:p>)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7_07-43-06_000.jpg</text:p>
          </table:table-cell>
          <table:table-cell table:style-name="ce17" office:value-type="string">
            <text:p>:m :PHOTO 起きた時刻 / 2019</text:p>
          </table:table-cell>
          <table:table-cell table:style-name="ce17"/>
          <table:table-cell table:style-name="ce3"/>
          <table:table-cell table:style-name="ce3" office:value-type="string">
            <text:p>N-35-35-28.5 E-139-34-49.82</text:p>
          </table:table-cell>
          <table:table-cell table:style-name="ce31" table:formula="of:=IF([.E12]=&quot;&quot;;[.C12];CONCATENATE([.C12];&quot; / &quot;;[.E12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6-04_23-31-31.m4a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1" table:formula="of:=IF([.E13]=&quot;&quot;;[.C13];CONCATENATE([.C13];&quot; / &quot;;[.E13]))" office:value-type="string" office:string-value="-*">
            <text:p>-*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6-06_15-06-43.m4a</text:p>
          </table:table-cell>
          <table:table-cell table:style-name="ce17" office:value-type="string">
            <text:p>-*</text:p>
          </table:table-cell>
          <table:table-cell table:style-name="ce22"/>
          <table:table-cell table:style-name="ce3"/>
          <table:table-cell table:style-name="ce3"/>
          <table:table-cell table:style-name="ce31" table:formula="of:=IF([.E14]=&quot;&quot;;[.C14];CONCATENATE([.C14];&quot; / &quot;;[.E14]))" office:value-type="string" office:string-value="-*">
            <text:p>-*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6-06_15-07-05.m4a</text:p>
          </table:table-cell>
          <table:table-cell table:style-name="ce17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31" table:formula="of:=IF([.E15]=&quot;&quot;;[.C15];CONCATENATE([.C15];&quot; / &quot;;[.E15]))" office:value-type="string" office:string-value="-*">
            <text:p>-*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6-09_02-07-24.m4a</text:p>
          </table:table-cell>
          <table:table-cell table:style-name="ce17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31" table:formula="of:=IF([.E16]=&quot;&quot;;[.C16];CONCATENATE([.C16];&quot; / &quot;;[.E16]))" office:value-type="string" office:string-value="-*">
            <text:p>-*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09_05-23-15.m4a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1" table:formula="of:=IF([.E17]=&quot;&quot;;[.C17];CONCATENATE([.C17];&quot; / &quot;;[.E17]))" office:value-type="string" office:string-value="-*">
            <text:p>-*</text:p>
          </table:table-cell>
          <table:table-cell table:style-name="ce3"/>
          <table:table-cell table:style-name="ce3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09_09-45-04.m4a</text:p>
          </table:table-cell>
          <table:table-cell table:style-name="ce17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31" table:formula="of:=IF([.E18]=&quot;&quot;;[.C18];CONCATENATE([.C18];&quot; / &quot;;[.E18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6-09_09-47-51.m4a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1" table:formula="of:=IF([.E19]=&quot;&quot;;[.C19];CONCATENATE([.C19];&quot; / &quot;;[.E19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6-09_09-49-57.m4a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1" table:formula="of:=IF([.E20]=&quot;&quot;;[.C20];CONCATENATE([.C20];&quot; / &quot;;[.E20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6-09_09-54-08.m4a</text:p>
          </table:table-cell>
          <table:table-cell table:style-name="ce17" office:value-type="string">
            <text:p>-*</text:p>
          </table:table-cell>
          <table:table-cell table:style-name="ce22"/>
          <table:table-cell table:style-name="ce3"/>
          <table:table-cell table:style-name="ce3"/>
          <table:table-cell table:style-name="ce31" table:formula="of:=IF([.E21]=&quot;&quot;;[.C21];CONCATENATE([.C21];&quot; / &quot;;[.E21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6-09_09-58-41.m4a</text:p>
          </table:table-cell>
          <table:table-cell table:style-name="ce17" office:value-type="string">
            <text:p>-*</text:p>
          </table:table-cell>
          <table:table-cell table:style-name="ce22"/>
          <table:table-cell table:style-name="ce3"/>
          <table:table-cell table:style-name="ce3"/>
          <table:table-cell table:style-name="ce31" table:formula="of:=IF([.E22]=&quot;&quot;;[.C22];CONCATENATE([.C22];&quot; / &quot;;[.E2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27_08-54-00.MOV</text:p>
          </table:table-cell>
          <table:table-cell table:style-name="ce6" office:value-type="string">
            <text:p>:VIDEO / @自宅 / 体操 / 朝 / ランニング / vars / 速く動かすとき、呼吸を合わせる</text:p>
          </table:table-cell>
          <table:table-cell table:style-name="ce14"/>
          <table:table-cell table:style-name="ce3"/>
          <table:table-cell table:style-name="ce3"/>
          <table:table-cell table:style-name="ce31" table:formula="of:=IF([.E23]=&quot;&quot;;[.C23];CONCATENATE([.C23];&quot; / &quot;;[.E23]))" office:value-type="string" office:string-value=":VIDEO / @自宅 / 体操 / 朝 / ランニング / vars / 速く動かすとき、呼吸を合わせる">
            <text:p>:VIDEO / @自宅 / 体操 / 朝 / ランニング / vars / 速く動かすとき、呼吸を合わせる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24]=&quot;&quot;;[.C24];CONCATENATE([.C24];&quot; / &quot;;[.E2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25]=&quot;&quot;;[.C25];CONCATENATE([.C25];&quot; / &quot;;[.E2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0"/>
          <table:table-cell table:style-name="ce3"/>
          <table:table-cell table:style-name="ce3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22"/>
          <table:table-cell table:style-name="ce3"/>
          <table:table-cell table:style-name="ce3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2"/>
          <table:table-cell table:style-name="ce3"/>
          <table:table-cell table:style-name="ce3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2"/>
          <table:table-cell table:style-name="ce3"/>
          <table:table-cell table:style-name="ce3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2"/>
          <table:table-cell table:style-name="ce3"/>
          <table:table-cell table:style-name="ce3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2"/>
          <table:table-cell table:style-name="ce3"/>
          <table:table-cell table:style-name="ce3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2"/>
          <table:table-cell table:style-name="ce3"/>
          <table:table-cell table:style-name="ce3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2"/>
          <table:table-cell table:style-name="ce3"/>
          <table:table-cell table:style-name="ce3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1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1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8">
            <text:p>28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3">
            <text:p>23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3">
            <text:p>2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6" table:formula="of:=COUNTBLANK([.$C$2:.C2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6" table:formula="of:=COUNTIF([.$C$2:.$C23];&quot;-\*&quot;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7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6" table:formula="of:=COUNTA([.$B$2:.$B23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6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6" table:formula="of:=COUNTIF([.$C$2:.$C23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6" table:formula="of:=COUNTIF([.$C$2:.$C23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6" table:formula="of:=COUNTIF([.$C$2:.$C23];[.B23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6" table:formula="of:=COUNTIF([.$C$2:.$C23];[.B23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3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2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19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19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20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2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020/01/27</text:date>, <text:time>10:2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7T10:23:23.03</dc:date>
    <dc:creator>iwabuchi ken</dc:creator>
    <meta:editing-duration>P16DT18H4M5S</meta:editing-duration>
    <meta:editing-cycles>6625</meta:editing-cycles>
    <meta:document-statistic meta:table-count="1" meta:cell-count="759" meta:object-count="0"/>
  </office:meta>
</office:document-meta>
</file>